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LM Roman 10" svg:font-family="'LM Roman 10'"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ITC TT" svg:font-family="'Officina Serif ITC TT'"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993366" draw:fill="solid" draw:fill-color="#00ccff" draw:opacity="80%" draw:textarea-horizontal-align="justify" draw:textarea-vertical-align="middle" draw:auto-grow-height="false" fo:min-height="0cm" fo:min-width="0cm" fo:wrap-option="no-wrap" draw:shadow-opacity="80%"/>
    </style:style>
    <style:style style:name="gr2" style:family="graphic" style:parent-style-name="standard">
      <style:graphic-properties svg:stroke-color="#729fcf" draw:fill="solid" draw:fill-color="#00cccc" draw:textarea-horizontal-align="justify" draw:textarea-vertical-align="middle" draw:auto-grow-height="false"/>
    </style:style>
    <style:style style:name="gr3" style:family="graphic" style:parent-style-name="standard">
      <style:graphic-properties draw:fill="solid" draw:fill-color="#99cccc"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66cm" fo:min-width="1.857cm"/>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56cm" fo:min-width="2.944cm"/>
    </style:style>
    <style:style style:name="gr8" style:family="graphic" style:parent-style-name="standard">
      <style:graphic-properties draw:fill="solid" draw:fill-color="#aea79f" draw:opacity="100%" draw:textarea-horizontal-align="justify" draw:textarea-vertical-align="middle" draw:auto-grow-height="false"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0.616cm" fo:min-width="2.988cm"/>
    </style:style>
    <style:style style:name="gr10" style:family="graphic" style:parent-style-name="standard">
      <style:graphic-properties draw:fill="solid" draw:fill-color="#ff33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756cm" fo:min-width="2.171cm"/>
    </style:style>
    <style:style style:name="gr12" style:family="graphic" style:parent-style-name="standard">
      <style:graphic-properties draw:stroke="none" svg:stroke-color="#000000" draw:fill="none" draw:fill-color="#ffffff" draw:textarea-horizontal-align="left" draw:auto-grow-height="true" draw:auto-grow-width="false" fo:min-height="0.666cm" fo:min-width="3.764cm"/>
    </style:style>
    <style:style style:name="gr13" style:family="graphic" style:parent-style-name="standard">
      <style:graphic-properties draw:stroke="none" svg:stroke-color="#000000" draw:fill="none" draw:fill-color="#ffffff" draw:textarea-horizontal-align="left" draw:auto-grow-height="true" draw:auto-grow-width="true" fo:min-height="1.466cm" fo:min-width="1.856cm"/>
    </style:style>
    <style:style style:name="gr14" style:family="graphic" style:parent-style-name="standard">
      <style:graphic-properties draw:stroke="none" svg:stroke-color="#000000" draw:fill="none" draw:fill-color="#ffffff" draw:textarea-horizontal-align="left" draw:auto-grow-height="true" draw:auto-grow-width="false" fo:min-height="0.666cm" fo:min-width="3.78cm"/>
    </style:style>
    <style:style style:name="gr15" style:family="graphic" style:parent-style-name="standard">
      <style:graphic-properties draw:stroke="none" svg:stroke-color="#000000" draw:fill="none" draw:fill-color="#ffffff" draw:textarea-horizontal-align="left" draw:auto-grow-height="true" draw:auto-grow-width="true" fo:min-height="0.756cm" fo:min-width="2.17cm"/>
    </style:style>
    <style:style style:name="gr16" style:family="graphic" style:parent-style-name="standard">
      <style:graphic-properties draw:fill="solid" draw:fill-color="#993366"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0.616cm" fo:min-width="3.537cm"/>
    </style:style>
    <style:style style:name="gr18" style:family="graphic" style:parent-style-name="objectwithoutfill">
      <style:graphic-properties draw:fill="none" draw:textarea-vertical-align="middle"/>
    </style:style>
    <style:style style:name="P1" style:family="paragraph">
      <style:paragraph-properties fo:text-align="center"/>
      <style:text-properties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style:font-name="LM Roman 10" fo:font-size="16pt" style:font-size-asian="16pt" style:font-size-complex="16pt"/>
    </style:style>
    <style:style style:name="P4" style:family="paragraph">
      <style:text-properties fo:color="#ffffff" style:font-name="LM Roman 10" fo:font-size="14pt" fo:font-weight="bold" style:font-size-asian="14pt" style:font-weight-asian="bold" style:font-size-complex="14pt" style:font-weight-complex="bold"/>
    </style:style>
    <style:style style:name="P5" style:family="paragraph">
      <style:text-properties style:font-name="LM Roman 10" fo:font-size="16pt" style:font-size-asian="16pt" style:font-size-complex="16pt"/>
    </style:style>
    <style:style style:name="P6" style:family="paragraph">
      <style:text-properties style:font-name="Officina Serif ITC TT"/>
    </style:style>
    <style:style style:name="T1" style:family="text">
      <style:text-properties style:font-name="LM Roman 10" fo:font-size="16pt" style:font-size-asian="16pt" style:font-size-complex="16pt"/>
    </style:style>
    <style:style style:name="T2" style:family="text">
      <style:text-properties fo:color="#ffffff" style:font-name="Courier1" fo:font-size="14pt" fo:font-weight="bold" style:font-size-asian="14pt" style:font-weight-asian="bold" style:font-size-complex="14pt" style:font-weight-complex="bold"/>
    </style:style>
    <style:style style:name="T3" style:family="text">
      <style:text-properties style:font-name="Officina Serif ITC T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23.9cm" svg:height="7.4cm" svg:x="-2.5cm" svg:y="-2.1cm">
          <text:p text:style-name="P2"/>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measurelines" svg:width="6.953cm" svg:height="5.007cm" svg:x="1.63cm" svg:y="6.006cm">
          <text:p/>
          <draw:enhanced-geometry svg:viewBox="0 0 21600 21600" draw:type="rectangle" draw:enhanced-path="M 0 0 L 21600 0 21600 21600 0 21600 0 0 Z N"/>
        </draw:custom-shape>
        <draw:custom-shape draw:style-name="gr3" draw:text-style-name="P2" xml:id="id4" draw:id="id4" draw:layer="layout" svg:width="3.708cm" svg:height="1.761cm" svg:x="8.955cm" svg:y="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53.927cm" svg:height="1.673cm" svg:x="-26cm" svg:y="15.776cm">
          <draw:text-box>
            <text:p>&lt;div&gt;Icons made by &lt;a href="http://www.flaticon.com/authors/simpleicon" title="SimpleIcon"&gt;SimpleIcon&lt;/a&gt; from &lt;a href="http://www.flaticon.com" title="Flaticon"&gt;www.flaticon.com&lt;/a&gt; <text:s text:c="12"/>is licensed by &lt;a href="http://creativecommons.org/licenses/by/3.0/" title="Creative Commons BY 3.0"&gt;CC BY 3.0&lt;/a&gt;&lt;/div&gt;</text:p>
          </draw:text-box>
        </draw:frame>
        <draw:custom-shape draw:style-name="gr3" draw:text-style-name="P2" xml:id="id2" draw:id="id2" draw:layer="layout" svg:width="3.708cm" svg:height="1.761cm" svg:x="4.968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xml:id="id5" draw:id="id5" draw:layer="layout" svg:width="2.542cm" svg:height="1.851cm" svg:x="5.519cm" svg:y="0.918cm">
          <draw:text-box>
            <text:p text:style-name="P2"><text:span text:style-name="T1">Global </text:span></text:p>
            <text:p text:style-name="P2"><text:span text:style-name="T1">Group 1</text:span></text:p>
          </draw:text-box>
        </draw:frame>
        <draw:custom-shape draw:style-name="gr6" draw:text-style-name="P2" xml:id="id8" draw:id="id8" draw:layer="measurelines" svg:width="3.708cm" svg:height="1.762cm" svg:x="8.955cm" svg:y="3.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6" draw:id="id6" draw:layer="measurelines" svg:width="3.708cm" svg:height="1.761cm" svg:x="4.877cm" svg:y="3.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measurelines" svg:width="3.715cm" svg:height="1.051cm" svg:x="4.872cm" svg:y="3.893cm">
          <draw:text-box>
            <text:p text:style-name="P2"><text:span text:style-name="T1">Global Tag 1</text:span></text:p>
          </draw:text-box>
        </draw:frame>
        <draw:custom-shape draw:style-name="gr8" draw:text-style-name="P2" draw:layer="measurelines" svg:width="3.614cm" svg:height="0.825cm" svg:x="1.91cm" svg:y="6.2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xml:id="id9" draw:id="id9" draw:layer="measurelines" svg:width="3.762cm" svg:height="0.866cm" svg:x="1.947cm" svg:y="6.278cm">
          <draw:text-box>
            <text:p><text:span text:style-name="T2">Local Tag 1</text:span></text:p>
          </draw:text-box>
        </draw:frame>
        <draw:custom-shape draw:style-name="gr10" draw:text-style-name="P2" draw:layer="measurelines" svg:width="2.964cm" svg:height="1.203cm" svg:x="1.911cm" svg:y="7.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measurelines" svg:width="2.881cm" svg:height="1.051cm" svg:x="2.098cm" svg:y="7.603cm">
          <draw:text-box>
            <text:p><text:span text:style-name="T1">Dataset 1</text:span></text:p>
          </draw:text-box>
        </draw:frame>
        <draw:frame draw:style-name="gr12" draw:text-style-name="P6" draw:layer="measurelines" svg:width="4.6cm" svg:height="0.988cm" svg:x="1.723cm" svg:y="9.993cm">
          <draw:text-box>
            <text:p><text:span text:style-name="T3">dataportal1.gov</text:span></text:p>
          </draw:text-box>
        </draw:frame>
        <draw:custom-shape draw:style-name="gr10" draw:text-style-name="P2" draw:layer="measurelines" svg:width="3.056cm" svg:height="1.203cm" svg:x="5.249cm" svg:y="7.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measurelines" svg:width="2.881cm" svg:height="1.051cm" svg:x="5.436cm" svg:y="7.603cm">
          <draw:text-box>
            <text:p><text:span text:style-name="T1">Dataset 2</text:span></text:p>
          </draw:text-box>
        </draw:frame>
        <draw:frame draw:style-name="gr13" draw:text-style-name="P3" xml:id="id7" draw:id="id7" draw:layer="measurelines" svg:width="2.542cm" svg:height="1.851cm" svg:x="9.599cm" svg:y="0.919cm">
          <draw:text-box>
            <text:p text:style-name="P2"><text:span text:style-name="T1">Global </text:span></text:p>
            <text:p text:style-name="P2"><text:span text:style-name="T1">Group 2</text:span></text:p>
          </draw:text-box>
        </draw:frame>
        <draw:frame draw:style-name="gr7" draw:text-style-name="P3" xml:id="id11" draw:id="id11" draw:layer="measurelines" svg:width="3.715cm" svg:height="1.051cm" svg:x="8.944cm" svg:y="3.894cm">
          <draw:text-box>
            <text:p text:style-name="P2"><text:span text:style-name="T1">Global Tag 2</text:span></text:p>
          </draw:text-box>
        </draw:frame>
        <draw:custom-shape draw:style-name="gr2" draw:text-style-name="P2" draw:layer="measurelines" svg:width="6.953cm" svg:height="5.007cm" svg:x="9.047cm" svg:y="6.006cm">
          <text:p/>
          <draw:enhanced-geometry svg:viewBox="0 0 21600 21600" draw:type="rectangle" draw:enhanced-path="M 0 0 L 21600 0 21600 21600 0 21600 0 0 Z N"/>
        </draw:custom-shape>
        <draw:custom-shape draw:style-name="gr8" draw:text-style-name="P2" draw:layer="measurelines" svg:width="3.614cm" svg:height="0.825cm" svg:x="12.027cm" svg:y="6.2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xml:id="id10" draw:id="id10" draw:layer="measurelines" svg:width="3.762cm" svg:height="0.866cm" svg:x="12.064cm" svg:y="6.278cm">
          <draw:text-box>
            <text:p><text:span text:style-name="T2">Local Tag 2</text:span></text:p>
          </draw:text-box>
        </draw:frame>
        <draw:custom-shape draw:style-name="gr10" draw:text-style-name="P2" draw:layer="measurelines" svg:width="2.964cm" svg:height="1.203cm" svg:x="9.328cm" svg:y="7.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measurelines" svg:width="2.881cm" svg:height="1.051cm" svg:x="9.515cm" svg:y="7.603cm">
          <draw:text-box>
            <text:p><text:span text:style-name="T1">Dataset 3</text:span></text:p>
          </draw:text-box>
        </draw:frame>
        <draw:frame draw:style-name="gr14" draw:text-style-name="P6" draw:layer="measurelines" svg:width="4.617cm" svg:height="0.988cm" svg:x="11.34cm" svg:y="9.993cm">
          <draw:text-box>
            <text:p><text:span text:style-name="T3">dataportal2.gov</text:span></text:p>
          </draw:text-box>
        </draw:frame>
        <draw:custom-shape draw:style-name="gr10" draw:text-style-name="P2" draw:layer="measurelines" svg:width="3.057cm" svg:height="1.203cm" svg:x="12.665cm" svg:y="7.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5" draw:layer="measurelines" svg:width="2.881cm" svg:height="1.051cm" svg:x="12.853cm" svg:y="7.603cm">
          <draw:text-box>
            <text:p><text:span text:style-name="T1">Dataset 4</text:span></text:p>
          </draw:text-box>
        </draw:frame>
        <draw:custom-shape draw:style-name="gr16" draw:text-style-name="P2" xml:id="id1" draw:id="id1" draw:layer="measurelines" svg:width="3.984cm" svg:height="0.825cm" svg:x="1.911cm" svg:y="9.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4" draw:layer="measurelines" svg:width="4.354cm" svg:height="0.866cm" svg:x="1.748cm" svg:y="9.059cm">
          <draw:text-box>
            <text:p><text:span text:style-name="T2">Local Group 1</text:span></text:p>
          </draw:text-box>
        </draw:frame>
        <draw:custom-shape draw:style-name="gr16" draw:text-style-name="P2" xml:id="id3" draw:id="id3" draw:layer="measurelines" svg:width="3.984cm" svg:height="0.825cm" svg:x="11.681cm" svg:y="9.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4" draw:layer="measurelines" svg:width="4.354cm" svg:height="0.866cm" svg:x="11.525cm" svg:y="9.059cm">
          <draw:text-box>
            <text:p><text:span text:style-name="T2">Local Group 2</text:span></text:p>
          </draw:text-box>
        </draw:frame>
        <draw:connector draw:style-name="gr18" draw:text-style-name="P2" draw:layer="measurelines" draw:type="curve" svg:x1="1.911cm" svg:y1="9.436cm" svg:x2="4.968cm" svg:y2="1.88cm" draw:start-shape="id1" draw:start-glue-point="3" draw:end-shape="id2" draw:end-glue-point="3" svg:d="M1911 9436c-751 0-2280-7556 3057-7556" svg:viewBox="0 0 3851 7557">
          <text:p/>
        </draw:connector>
        <draw:connector draw:style-name="gr18" draw:text-style-name="P2" draw:layer="measurelines" draw:type="curve" svg:x1="15.665cm" svg:y1="9.436cm" svg:x2="12.663cm" svg:y2="1.881cm" draw:start-shape="id3" draw:start-glue-point="1" draw:end-shape="id4" draw:end-glue-point="1" svg:d="M15665 9436c753 0 2254-7555-3002-7555" svg:viewBox="0 0 3793 7556">
          <text:p/>
        </draw:connector>
        <draw:connector draw:style-name="gr18" draw:text-style-name="P2" draw:layer="measurelines" draw:type="curve" svg:x1="6.79cm" svg:y1="2.769cm" svg:x2="6.731cm" svg:y2="3.505cm" draw:start-shape="id5" draw:start-glue-point="2" draw:end-shape="id6" draw:end-glue-point="0" svg:d="M6790 2769c0 550-59 183-59 736" svg:viewBox="0 0 60 737">
          <text:p/>
        </draw:connector>
        <draw:connector draw:style-name="gr18" draw:text-style-name="P2" draw:layer="measurelines" draw:type="curve" svg:x1="10.87cm" svg:y1="2.77cm" svg:x2="10.809cm" svg:y2="3.504cm" draw:start-shape="id7" draw:start-glue-point="2" draw:end-shape="id8" draw:end-glue-point="0" svg:d="M10870 2770c0 550-61 184-61 734" svg:viewBox="0 0 62 735">
          <text:p/>
        </draw:connector>
        <draw:connector draw:style-name="gr18" draw:text-style-name="P2" draw:layer="measurelines" draw:type="curve" svg:x1="6.731cm" svg:y1="3.505cm" svg:x2="10.87cm" svg:y2="2.77cm" draw:start-shape="id6" draw:start-glue-point="0" draw:end-shape="id7" draw:end-glue-point="2" svg:d="M6731 3505c0-753 2362-502 2362-369 0 134 1777 384 1777-366" svg:viewBox="0 0 4140 736">
          <text:p/>
        </draw:connector>
        <draw:connector draw:style-name="gr18" draw:text-style-name="P2" draw:layer="measurelines" draw:type="curve" svg:x1="3.828cm" svg:y1="6.278cm" svg:x2="6.731cm" svg:y2="5.266cm" draw:start-shape="id9" draw:start-glue-point="0" draw:end-shape="id6" draw:end-glue-point="2" svg:d="M3828 6278c0-757 2903-252 2903-1012" svg:viewBox="0 0 2904 1013">
          <text:p/>
        </draw:connector>
        <draw:connector draw:style-name="gr18" draw:text-style-name="P2" draw:layer="measurelines" draw:type="curve" svg:x1="3.828cm" svg:y1="6.278cm" svg:x2="10.809cm" svg:y2="5.266cm" draw:start-shape="id9" draw:start-glue-point="0" draw:end-shape="id8" svg:d="M3828 6278c0-757 6981-252 6981-1012" svg:viewBox="0 0 6982 1013">
          <text:p/>
        </draw:connector>
        <draw:connector draw:style-name="gr18" draw:text-style-name="P2" draw:layer="measurelines" draw:type="curve" svg:x1="13.945cm" svg:y1="6.278cm" svg:x2="12.659cm" svg:y2="4.419cm" draw:start-shape="id10" draw:start-glue-point="0" draw:end-shape="id11" draw:end-glue-point="1" svg:d="M13945 6278c0-1240-428-1859-1286-1859" svg:viewBox="0 0 1287 1860">
          <text:p/>
        </draw:connector>
        <draw:frame draw:style-name="gr5" draw:text-style-name="P3" draw:layer="measurelines" svg:width="3.381cm" svg:height="1.716cm" svg:x="0.919cm" svg:y="0.919cm">
          <draw:text-box>
            <text:p text:style-name="P2"><text:span text:style-name="T1">LOD Clou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LM Roman 10" svg:font-family="'LM Roman 10'"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fficina Serif ITC TT" svg:font-family="'Officina Serif ITC TT'"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2T14:18:09.121254323</meta:creation-date>
    <dc:date>2016-05-03T08:43:36.206192192</dc:date>
    <meta:editing-duration>PT50M45S</meta:editing-duration>
    <meta:editing-cycles>14</meta:editing-cycles>
    <meta:generator>LibreOffice/4.2.8.2$Linux_X86_64 LibreOffice_project/420m0$Build-2</meta:generator>
    <meta:document-statistic meta:object-count="39"/>
  </office:meta>
</office:document-meta>
</file>